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2.946cm" style:auto-text-indent="false" style:page-number="auto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2.96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7"/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2">Spett.le Hextech S.p.A.</text:p>
      <text:p text:style-name="P2">Ufficio Marketing</text:p>
      <text:p text:style-name="P2">Via dei Pixel, 88</text:p>
      <text:p text:style-name="P2">20100 Milano (MI)</text:p>
      <text:p text:style-name="P2"/>
      <text:p text:style-name="P3"/>
      <text:p text:style-name="P1"/>
      <text:p text:style-name="P2"/>
      <text:p text:style-name="P2">Ivrea, 20 febbraio 2025</text:p>
      <text:p text:style-name="P2"/>
      <text:p text:style-name="P2"/>
      <text:p text:style-name="P2"/>
      <text:p text:style-name="P2"/>
      <text:p text:style-name="P2"/>
      <text:p text:style-name="P2">Oggetto: proposta di collaborazione per iniziativa eSports scolastica</text:p>
      <text:p text:style-name="P2"/>
      <text:p text:style-name="P2"/>
      <text:p text:style-name="P2"/>
      <text:p text:style-name="P2"><text:s text:c="206"/></text:p>
      <text:p text:style-name="P2">Egregi Signori,</text:p>
      <text:p text:style-name="P2">l’Istituto di Istruzione Superiore “Giovanni Cena” di Ivrea intende avviare il primo progetto eSports scolastico, con l’obiettivo di coniugare competizione, strategia e formazione.</text:p>
      <text:p text:style-name="P2"/>
      <text:p text:style-name="P2">A tal fine, organizziamo un torneo interno di eSports, iniziativa che, oltre a valorizzare le competenze digitali degli studenti, rappresenta un’opportunità per avvicinare il mondo dell’istruzione al settore gaming.</text:p>
      <text:p text:style-name="P2"/>
      <text:p text:style-name="P2"/>
      <text:p text:style-name="P2"/>
      <text:p text:style-name="P2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2"/>
      <text:p text:style-name="P2"/>
      <text:p text:style-name="P2"/>
      <text:p text:style-name="P2">Restiamo a disposizione per concordare un incontro e confidiamo in un vostro riscontro.</text:p>
      <text:p text:style-name="P2"/>
      <text:p text:style-name="P2">Distinti saluti.</text:p>
      <text:p text:style-name="P2">Enrico Bruno</text:p>
      <text:p text:style-name="P2">Dirigente Scolastico</text:p>
      <text:p text:style-name="P2">I.I.S. Giovanni Cena – Ivrea</text:p>
      <text:p text:style-name="P2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4:25.65</dc:date>
    <meta:editing-duration>PT39M5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67" meta:character-count="1421"/>
  </office:meta>
</office:document-meta>
</file>